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Text_20_body">
      <style:paragraph-properties fo:margin-top="0cm" fo:margin-bottom="0cm"/>
      <style:text-properties style:font-name="Arial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839496" style:font-name="Segoe WPC" fo:font-size="9.75pt" fo:letter-spacing="normal" fo:font-style="normal" fo:font-weight="normal"/>
    </style:style>
    <style:style style:name="T4" style:family="text">
      <style:text-properties fo:font-variant="normal" fo:text-transform="none" fo:color="#839496" fo:letter-spacing="normal"/>
    </style:style>
    <style:style style:name="T5" style:family="text">
      <style:text-properties fo:font-variant="normal" fo:text-transform="none" fo:color="#839496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HTML</text:p>
      <text:p text:style-name="P2">HTML (HyperText Markup Language) es el lenguaje estándar para crear páginas web. Utiliza etiquetas para estructurar el contenido.</text:p>
      <text:p text:style-name="P2">Estructura básica:<text:line-break/></text:p>
      <text:p text:style-name="P2">&lt;!DOCTYPE html&gt;</text:p>
      <text:p text:style-name="P2">&lt;html&gt;</text:p>
      <text:p text:style-name="P2">&lt;head&gt;</text:p>
      <text:p text:style-name="P2"><text:s text:c="4"/>&lt;title&gt;Título de la página&lt;/title&gt;</text:p>
      <text:p text:style-name="P2">&lt;/head&gt;</text:p>
      <text:p text:style-name="P2">&lt;body&gt;</text:p>
      <text:p text:style-name="P2"><text:s text:c="4"/>&lt;!-- Contenido de la página --&gt;</text:p>
      <text:p text:style-name="P2">&lt;/body&gt;</text:p>
      <text:p text:style-name="P2">&lt;/html&gt;<text:line-break/><text:line-break/><text:span text:style-name="T1">Etiquetas más utilizadas</text:span></text:p>
      <text:p text:style-name="P6"><text:span text:style-name="T2">1. Encabezados:</text:span> </text:p>
      <text:p text:style-name="P2"/>
      <text:p text:style-name="P2">&lt;h1&gt;Encabezado principal&lt;/h1&gt;</text:p>
      <text:p text:style-name="P2">&lt;h2&gt;Encabezado secundario&lt;/h2&gt;</text:p>
      <text:p text:style-name="P2">&lt;!-- ... hasta &lt;h6&gt; →</text:p>
      <text:p text:style-name="P2"/>
      <text:p text:style-name="P3">Párrafos:</text:p>
      <text:p text:style-name="P2">&lt;p&gt;Este es un párrafo de texto.&lt;/p&gt;</text:p>
      <text:p text:style-name="P2"/>
      <text:p text:style-name="P1">Enlaces:</text:p>
      <text:p text:style-name="P2">&lt;a href="https://www.ejemplo.com"&gt;Enlace a ejemplo&lt;/a&gt;</text:p>
      <text:p text:style-name="P2"/>
      <text:p text:style-name="P2"/>
      <text:p text:style-name="P1">Imágenes:</text:p>
      <text:p text:style-name="P2">&lt;img src="ruta/imagen.jpg" alt="Descripción de la imagen"&gt;</text:p>
      <text:p text:style-name="P2"/>
      <text:p text:style-name="P1">Listas:</text:p>
      <text:p text:style-name="P2">&lt;ul&gt;</text:p>
      <text:p text:style-name="P2"><text:s text:c="4"/>&lt;li&gt;Elemento de lista no ordenada&lt;/li&gt;</text:p>
      <text:p text:style-name="P2">&lt;/ul&gt;</text:p>
      <text:p text:style-name="P2"/>
      <text:p text:style-name="P2">&lt;ol&gt;</text:p>
      <text:p text:style-name="P2"><text:s text:c="4"/>&lt;li&gt;Elemento de lista ordenada&lt;/li&gt;</text:p>
      <text:p text:style-name="P2">&lt;/ol&gt;</text:p>
      <text:p text:style-name="P2"/>
      <text:p text:style-name="P1">Divisiones:</text:p>
      <text:p text:style-name="P2">&lt;div&gt;Contenedor genérico&lt;/div&gt;</text:p>
      <text:p text:style-name="P2"/>
      <text:p text:style-name="P4"><text:s/>Span:</text:p>
      <text:p text:style-name="P5"><text:soft-page-break/>El elemento &lt;span&gt; es un contenedor en línea utilizado para marcar una parte del texto o documento</text:p>
      <text:p text:style-name="P2">&lt;p&gt;Texto normal &lt;span style="color: red;"&gt;texto resaltado&lt;/span&gt;&lt;/p&gt;</text:p>
      <text:p text:style-name="P2"/>
      <text:p text:style-name="P1">Formularios:</text:p>
      <text:p text:style-name="P2">&lt;form&gt;</text:p>
      <text:p text:style-name="P2"><text:s text:c="4"/>&lt;input type="text" name="nombre"&gt;</text:p>
      <text:p text:style-name="P2"><text:s text:c="4"/>&lt;input type="submit" value="Enviar"&gt;</text:p>
      <text:p text:style-name="P2">&lt;/form&gt;</text:p>
      <text:p text:style-name="P2"/>
      <text:p text:style-name="P2"/>
      <text:p text:style-name="P1">Tablas:</text:p>
      <text:p text:style-name="P2">&lt;table&gt;</text:p>
      <text:p text:style-name="P2"><text:s text:c="4"/>&lt;tr&gt;</text:p>
      <text:p text:style-name="P2"><text:s text:c="8"/>&lt;th&gt;Encabezado&lt;/th&gt;</text:p>
      <text:p text:style-name="P2"><text:s text:c="4"/>&lt;/tr&gt;</text:p>
      <text:p text:style-name="P2"><text:s text:c="4"/>&lt;tr&gt;</text:p>
      <text:p text:style-name="P2"><text:s text:c="8"/>&lt;td&gt;Celda&lt;/td&gt;</text:p>
      <text:p text:style-name="P2"><text:s text:c="4"/>&lt;/tr&gt;</text:p>
      <text:p text:style-name="P2">&lt;/table&gt;</text:p>
      <text:p text:style-name="P2"/>
      <text:p text:style-name="P3">Semánticas:</text:p>
      <text:p text:style-name="P2">&lt;header&gt;Encabezado de página&lt;/header&gt;</text:p>
      <text:p text:style-name="P2">&lt;nav&gt;Navegación&lt;/nav&gt;</text:p>
      <text:p text:style-name="P2">&lt;main&gt;Contenido principal&lt;/main&gt;</text:p>
      <text:p text:style-name="P2">&lt;footer&gt;Pie de página&lt;/footer&gt;</text:p>
      <text:p text:style-name="P2"/>
      <text:p text:style-name="P2">Puntos clave:</text:p>
      <text:p text:style-name="P2">Las etiquetas generalmente vienen en pares: una de apertura y otra de cierre.</text:p>
      <text:p text:style-name="P2">Algunas etiquetas (como &lt;img&gt;) son "self-closing" y no necesitan etiqueta de cierre.</text:p>
      <text:p text:style-name="P2">El atributo class se usa para aplicar estilos CSS o seleccionar elementos con JavaScript.</text:p>
      <text:p text:style-name="P2">El atributo id se usa para identificar un elemento único en la página.</text:p>
      <text:p text:style-name="P2">Este resumen te da una base sólida para empezar a trabajar con HTML. Recuerda que la práctica es clave para dominar el lenguaje.</text:p>
      <text:p text:style-name="P2"/>
      <text:p text:style-name="P2"/>
      <text:p text:style-name="P1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name="viewport" content="width=device-width, initial-scale=1.0"&gt;</text:p>
      <text:p text:style-name="P2"><text:s text:c="4"/>&lt;title&gt;Document&lt;/title&gt;</text:p>
      <text:p text:style-name="P2"><text:soft-page-break/>&lt;/head&gt;</text:p>
      <text:p text:style-name="P2">&lt;body&gt;</text:p>
      <text:p text:style-name="P2"><text:s text:c="4"/></text:p>
      <text:p text:style-name="P2">&lt;/body&gt;</text:p>
      <text:p text:style-name="P2">&lt;/html&gt;<text:line-break/><text:line-break/><text:span text:style-name="T2">&lt;!DOCTYPE html&gt;: Declara que este documento es HTML5.</text:span></text:p>
      <text:p text:style-name="P2">&lt;html lang="en"&gt;: El elemento raíz del documento HTML. El atributo lang="en" especifica que el idioma principal del documento es inglés.</text:p>
      <text:p text:style-name="P2">&lt;head&gt;: Contiene metadatos e información sobre el documento.</text:p>
      <text:p text:style-name="P2">&lt;meta charset="UTF-8"&gt;: Especifica la codificación de caracteres del documento (UTF-8 es el estándar para la mayoría de los sitios web).</text:p>
      <text:p text:style-name="P2"><text:s/>&lt;meta name="viewport" content="width=device-width, initial-scale=1.0"&gt;: Configura la visualización para dispositivos móviles, haciendo que el ancho del viewport sea igual al ancho del dispositivo y estableciendo el nivel de zoom inicial.</text:p>
      <text:p text:style-name="P2">&lt;title&gt;: Define el título de la página que aparece en la pestaña del navegador.</text:p>
      <text:p text:style-name="P2">&lt;body&gt;: Contiene todo el contenido visible de la página web.</text:p>
      <text:p text:style-name="P2">Resumen de HTML y etiquetas más utilizadas</text:p>
      <text:p text:style-name="P2">[El contenido continúa con el resumen anterior, incluyendo las etiquetas más utilizadas como &lt;h1&gt;, &lt;p&gt;, &lt;a&gt;, &lt;img&gt;, etc.]</text:p>
      <text:p text:style-name="P2">Puntos clave adicionales:</text:p>
      <text:p text:style-name="P2">La estructura &lt;!DOCTYPE html&gt; al inicio es crucial para que los navegadores interpreten correctamente el documento como HTML5.</text:p>
      <text:p text:style-name="P2">El elemento &lt;html&gt; debe incluir el atributo lang para especificar el idioma principal del documento, lo que ayuda a los motores de búsqueda y a las tecnologías de asistencia.</text:p>
      <text:p text:style-name="P2">Las etiquetas &lt;meta&gt; en el &lt;head&gt; son importantes para la configuración del documento y su visualización en diferentes dispositivos.</text:p>
      <text:p text:style-name="P2">El &lt;title&gt; es esencial para SEO y para la experiencia del usuario al navegar entre pestañas.</text:p>
      <text:p text:style-name="P2">Este resumen ampliado te proporciona una comprensión más completa de la estructura básica de un documento HTML y las etiquetas más comunes utilizadas en el desarrollo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 Hermosilla</meta:initial-creator>
    <meta:creation-date>2024-09-07T12:14:52.80</meta:creation-date>
    <meta:document-statistic meta:table-count="0" meta:image-count="0" meta:object-count="0" meta:page-count="3" meta:paragraph-count="84" meta:word-count="483" meta:character-count="3545"/>
    <dc:date>2024-09-07T12:53:16.13</dc:date>
    <dc:creator>Edu Hermosilla</dc:creator>
    <meta:editing-duration>PT50S</meta:editing-duration>
    <meta:editing-cycles>1</meta:editing-cycles>
    <meta:generator>OpenOffice/4.1.14$Win32 OpenOffice.org_project/4114m1$Build-9811</meta:generator>
  </office:meta>
</office:document-meta>
</file>